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157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99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 style:data-style-name="N99">
      <style:table-cell-properties fo:background-color="#ff6666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 style:data-style-name="N99">
      <style:table-cell-properties fo:background-color="#66ff99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99">
      <style:table-cell-properties fo:background-color="#ffffff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default-cell-style-name="ce1"/>
        <table:table-column table:style-name="co3" table:number-columns-repeated="10" table:default-cell-style-name="ce1"/>
        <table:table-column table:style-name="co3" table:default-cell-style-name="ce13"/>
        <table:table-column table:style-name="co5" table:default-cell-style-name="ce1"/>
        <table:table-column table:style-name="co3" table:number-columns-repeated="990" table:default-cell-style-name="ce1"/>
        <table:table-row table:style-name="ro1">
          <table:table-cell table:number-columns-repeated="2" office:value-type="string" calcext:value-type="string">
            <text:p>Dummy</text:p>
          </table:table-cell>
          <table:table-cell office:value-type="string" calcext:value-type="string">
            <text:p>FirstLetterCapital</text:p>
          </table:table-cell>
          <table:table-cell office:value-type="string" calcext:value-type="string">
            <text:p>NrOfChars</text:p>
          </table:table-cell>
          <table:table-cell office:value-type="string" calcext:value-type="string">
            <text:p>EndsWith: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OS Tag: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NN|SYM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PhraseTag:</text:p>
          </table:table-cell>
          <table:table-cell office:value-type="string" calcext:value-type="string">
            <text:p>I-NP</text:p>
          </table:table-cell>
          <table:table-cell office:value-type="string" calcext:value-type="string">
            <text:p>I-INTJ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#Steps</text:p>
          </table:table-cell>
          <table:table-cell table:style-name="ce11" office:value-type="string" calcext:value-type="string">
            <text:p>Training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icro Dif</text:p>
          </table:table-cell>
          <table:table-cell office:value-type="string" calcext:value-type="string">
            <text:p>Macro Dif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Weights</text:p>
          </table:table-cell>
          <table:table-cell table:number-columns-repeated="990"/>
        </table:table-row>
        <table:table-row table:style-name="ro1">
          <table:table-cell/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/>
          <table:table-cell table:number-columns-repeated="12" table:style-name="ce3" office:value-type="boolean" office:boolean-value="false" calcext:value-type="boolean">
            <text:p>FALSE</text:p>
          </table:table-cell>
          <table:table-cell table:style-name="ce3" table:number-columns-repeated="8"/>
          <table:table-cell office:value-type="float" office:value="0.8253" calcext:value-type="float">
            <text:p>0.8253</text:p>
          </table:table-cell>
          <table:table-cell office:value-type="float" office:value="0.11304" calcext:value-type="float">
            <text:p>0.11304</text:p>
          </table:table-cell>
          <table:table-cell office:value-type="float" office:value="420" calcext:value-type="float">
            <text:p>420</text:p>
          </table:table-cell>
          <table:table-cell office:value-type="float" office:value="43.76" calcext:value-type="float">
            <text:p>43.76</text:p>
          </table:table-cell>
          <table:table-cell table:style-name="ce12" office:value-type="float" office:value="107258.117282" calcext:value-type="float">
            <text:p>107258.117282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990"/>
        </table:table-row>
        <table:table-row table:style-name="ro1">
          <table:table-cell/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/>
          <table:table-cell table:number-columns-repeated="12" table:style-name="ce3" office:value-type="boolean" office:boolean-value="false" calcext:value-type="boolean">
            <text:p>FALSE</text:p>
          </table:table-cell>
          <table:table-cell table:style-name="ce3" table:number-columns-repeated="8"/>
          <table:table-cell office:value-type="float" office:value="0.82192" calcext:value-type="float">
            <text:p>0.82192</text:p>
          </table:table-cell>
          <table:table-cell office:value-type="float" office:value="0.11581" calcext:value-type="float">
            <text:p>0.11581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 office:value-type="float" office:value="92557.267966" calcext:value-type="float">
            <text:p>92557.267966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990"/>
        </table:table-row>
        <table:table-row table:style-name="ro1"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number-columns-repeated="12" table:style-name="ce3" office:value-type="boolean" office:boolean-value="false" calcext:value-type="boolean">
            <text:p>FALSE</text:p>
          </table:table-cell>
          <table:table-cell table:style-name="ce3" table:number-columns-repeated="8"/>
          <table:table-cell office:value-type="float" office:value="0.85636" calcext:value-type="float">
            <text:p>0.85636</text:p>
          </table:table-cell>
          <table:table-cell office:value-type="float" office:value="0.26832" calcext:value-type="float">
            <text:p>0.26832</text:p>
          </table:table-cell>
          <table:table-cell office:value-type="float" office:value="320" calcext:value-type="float">
            <text:p>320</text:p>
          </table:table-cell>
          <table:table-cell office:value-type="float" office:value="32.51" calcext:value-type="float">
            <text:p>32.51</text:p>
          </table:table-cell>
          <table:table-cell office:value-type="float" office:value="52221.774509" calcext:value-type="float">
            <text:p>52221.774509</text:p>
          </table:table-cell>
          <table:table-cell table:number-columns-repeated="994"/>
        </table:table-row>
        <table:table-row table:style-name="ro1">
          <table:table-cell table:style-name="ce2"/>
          <table:table-cell table:style-name="ce4"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2"/>
          <table:table-cell table:number-columns-repeated="12" table:style-name="ce4" office:value-type="boolean" office:boolean-value="false" calcext:value-type="boolean">
            <text:p>FALSE</text:p>
          </table:table-cell>
          <table:table-cell table:style-name="ce4" table:number-columns-repeated="8"/>
          <table:table-cell table:style-name="ce2" office:value-type="float" office:value="0.86023" calcext:value-type="float">
            <text:p>0.86023</text:p>
          </table:table-cell>
          <table:table-cell table:style-name="ce2" office:value-type="float" office:value="0.26933" calcext:value-type="float">
            <text:p>0.26933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2.89" calcext:value-type="float">
            <text:p>32.89</text:p>
          </table:table-cell>
          <table:table-cell table:style-name="ce2" office:value-type="float" office:value="49747.85476" calcext:value-type="float">
            <text:p>49747.85476</text:p>
          </table:table-cell>
          <table:table-cell table:style-name="ce2" table:number-columns-repeated="2"/>
          <table:table-cell/>
          <table:table-cell table:style-name="ce2" table:number-columns-repeated="991"/>
        </table:table-row>
        <table:table-row table:style-name="ro1">
          <table:table-cell/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number-columns-repeated="12" table:style-name="ce3" office:value-type="boolean" office:boolean-value="true" calcext:value-type="boolean">
            <text:p>TRUE</text:p>
          </table:table-cell>
          <table:table-cell table:style-name="ce3" table:number-columns-repeated="8"/>
          <table:table-cell office:value-type="float" office:value="0.86043" calcext:value-type="float">
            <text:p>0.86043</text:p>
          </table:table-cell>
          <table:table-cell office:value-type="float" office:value="0.26997" calcext:value-type="float">
            <text:p>0.26997</text:p>
          </table:table-cell>
          <table:table-cell office:value-type="float" office:value="651" calcext:value-type="float">
            <text:p>651</text:p>
          </table:table-cell>
          <table:table-cell office:value-type="float" office:value="115.1" calcext:value-type="float">
            <text:p>115.1</text:p>
          </table:table-cell>
          <table:table-cell office:value-type="float" office:value="49691.833476" calcext:value-type="float">
            <text:p>49691.833476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number-columns-repeated="12" table:style-name="ce3" office:value-type="boolean" office:boolean-value="true" calcext:value-type="boolean">
            <text:p>TRUE</text:p>
          </table:table-cell>
          <table:table-cell table:style-name="ce3"/>
          <table:table-cell table:number-columns-repeated="4" table:style-name="ce3" office:value-type="boolean" office:boolean-value="true" calcext:value-type="boolean">
            <text:p>TRUE</text:p>
          </table:table-cell>
          <table:table-cell table:style-name="ce3" table:number-columns-repeated="3"/>
          <table:table-cell office:value-type="float" office:value="0.869" calcext:value-type="float">
            <text:p>0.869</text:p>
          </table:table-cell>
          <table:table-cell office:value-type="float" office:value="0.3095" calcext:value-type="float">
            <text:p>0.3095</text:p>
          </table:table-cell>
          <table:table-cell office:value-type="float" office:value="653" calcext:value-type="float">
            <text:p>653</text:p>
          </table:table-cell>
          <table:table-cell office:value-type="float" office:value="155.3" calcext:value-type="float">
            <text:p>155.3</text:p>
          </table:table-cell>
          <table:table-cell office:value-type="float" office:value="46271.155" calcext:value-type="float">
            <text:p>46271.155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number-columns-repeated="12" table:style-name="ce3" office:value-type="boolean" office:boolean-value="true" calcext:value-type="boolean">
            <text:p>TRUE</text:p>
          </table:table-cell>
          <table:table-cell table:style-name="ce3"/>
          <table:table-cell table:number-columns-repeated="4" table:style-name="ce3" office:value-type="boolean" office:boolean-value="true" calcext:value-type="boolean">
            <text:p>TRUE</text:p>
          </table:table-cell>
          <table:table-cell table:style-name="ce3"/>
          <table:table-cell table:style-name="ce3" office:value-type="boolean" office:boolean-value="true" calcext:value-type="boolean">
            <text:p>TRUE</text:p>
          </table:table-cell>
          <table:table-cell table:style-name="ce3"/>
          <table:table-cell office:value-type="float" office:value="0.8686" calcext:value-type="float">
            <text:p>0.8686</text:p>
          </table:table-cell>
          <table:table-cell office:value-type="float" office:value="0.3093" calcext:value-type="float">
            <text:p>0.3093</text:p>
          </table:table-cell>
          <table:table-cell office:value-type="float" office:value="762" calcext:value-type="float">
            <text:p>762</text:p>
          </table:table-cell>
          <table:table-cell office:value-type="float" office:value="160.05" calcext:value-type="float">
            <text:p>160.05</text:p>
          </table:table-cell>
          <table:table-cell office:value-type="float" office:value="46142.933483" calcext:value-type="float">
            <text:p>46142.933483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number-columns-repeated="12" table:style-name="ce3" office:value-type="boolean" office:boolean-value="true" calcext:value-type="boolean">
            <text:p>TRUE</text:p>
          </table:table-cell>
          <table:table-cell table:style-name="ce3"/>
          <table:table-cell table:number-columns-repeated="4" table:style-name="ce3" office:value-type="boolean" office:boolean-value="true" calcext:value-type="boolean">
            <text:p>TRUE</text:p>
          </table:table-cell>
          <table:table-cell table:style-name="ce3"/>
          <table:table-cell table:number-columns-repeated="2" table:style-name="ce3" office:value-type="boolean" office:boolean-value="true" calcext:value-type="boolean">
            <text:p>TRUE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30902" calcext:value-type="float">
            <text:p>0.30902</text:p>
          </table:table-cell>
          <table:table-cell office:value-type="float" office:value="629" calcext:value-type="float">
            <text:p>629</text:p>
          </table:table-cell>
          <table:table-cell office:value-type="float" office:value="139.35" calcext:value-type="float">
            <text:p>139.35</text:p>
          </table:table-cell>
          <table:table-cell office:value-type="float" office:value="46139.032161" calcext:value-type="float">
            <text:p>46139.032161</text:p>
          </table:table-cell>
          <table:table-cell table:number-columns-repeated="994"/>
        </table:table-row>
        <table:table-row table:style-name="ro1">
          <table:table-cell/>
          <table:table-cell table:style-name="ce3" table:number-columns-repeated="3"/>
          <table:table-cell/>
          <table:table-cell table:style-name="ce3" table:number-columns-repeated="20"/>
          <table:table-cell table:number-columns-repeated="999"/>
        </table:table-row>
        <table:table-row table:style-name="ro1">
          <table:table-cell/>
          <table:table-cell table:style-name="ce3"/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style-name="ce3" table:number-columns-repeated="19"/>
          <table:table-cell office:value-type="float" office:value="0.860838" calcext:value-type="float">
            <text:p>0.860838</text:p>
          </table:table-cell>
          <table:table-cell office:value-type="float" office:value="0.270758" calcext:value-type="float">
            <text:p>0.270758</text:p>
          </table:table-cell>
          <table:table-cell office:value-type="float" office:value="419" calcext:value-type="float">
            <text:p>419</text:p>
          </table:table-cell>
          <table:table-cell office:value-type="float" office:value="50.31" calcext:value-type="float">
            <text:p>50.31</text:p>
          </table:table-cell>
          <table:table-cell office:value-type="float" office:value="49372.721412" calcext:value-type="float">
            <text:p>49372.721412</text:p>
          </table:table-cell>
          <table:table-cell table:formula="of:=[.Z11]-[.Z5]" office:value-type="float" office:value="0.000607999999999942" calcext:value-type="float">
            <text:p>0.000608</text:p>
          </table:table-cell>
          <table:table-cell table:formula="of:=[.AA11]-[.AA5]" office:value-type="float" office:value="0.00142799999999998" calcext:value-type="float">
            <text:p>0.001428</text:p>
          </table:table-cell>
          <table:table-cell table:formula="of:=[.$AH$2]*[.AE11]+[.$AH$3]*[.AF11]" office:value-type="float" office:value="0.00109999999999997" calcext:value-type="float">
            <text:p>0.0011</text:p>
          </table:table-cell>
          <table:table-cell table:number-columns-repeated="991"/>
        </table:table-row>
        <table:table-row table:style-name="ro1">
          <table:table-cell/>
          <table:table-cell table:style-name="ce3"/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style-name="ce3"/>
          <table:table-cell table:style-name="ce3" office:value-type="boolean" office:boolean-value="true" calcext:value-type="boolean">
            <text:p>TRUE</text:p>
          </table:table-cell>
          <table:table-cell table:style-name="ce3" table:number-columns-repeated="18"/>
          <table:table-cell table:style-name="ce11" office:value-type="float" office:value="0.860687" calcext:value-type="float">
            <text:p>0.860687</text:p>
          </table:table-cell>
          <table:table-cell office:value-type="float" office:value="0.271021" calcext:value-type="float">
            <text:p>0.271021</text:p>
          </table:table-cell>
          <table:table-cell office:value-type="float" office:value="363" calcext:value-type="float">
            <text:p>363</text:p>
          </table:table-cell>
          <table:table-cell office:value-type="float" office:value="43.01" calcext:value-type="float">
            <text:p>43.01</text:p>
          </table:table-cell>
          <table:table-cell office:value-type="float" office:value="49594.01576" calcext:value-type="float">
            <text:p>49594.01576</text:p>
          </table:table-cell>
          <table:table-cell table:formula="of:=[.Z12]-[.Z5]" office:value-type="float" office:value="0.00045699999999993" calcext:value-type="float">
            <text:p>0.000457</text:p>
          </table:table-cell>
          <table:table-cell table:formula="of:=[.AA12]-[.AA5]" office:value-type="float" office:value="0.001691" calcext:value-type="float">
            <text:p>0.001691</text:p>
          </table:table-cell>
          <table:table-cell table:formula="of:=[.$AH$2]*[.AE12]+[.$AH$3]*[.AF12]" office:value-type="float" office:value="0.00119739999999997" calcext:value-type="float">
            <text:p>0.0011974</text:p>
          </table:table-cell>
          <table:table-cell table:number-columns-repeated="991"/>
        </table:table-row>
        <table:table-row table:style-name="ro1">
          <table:table-cell/>
          <table:table-cell table:style-name="ce3"/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style-name="ce3" table:number-columns-repeated="2"/>
          <table:table-cell table:style-name="ce3" office:value-type="boolean" office:boolean-value="true" calcext:value-type="boolean">
            <text:p>TRUE</text:p>
          </table:table-cell>
          <table:table-cell table:style-name="ce3" table:number-columns-repeated="17"/>
          <table:table-cell office:value-type="float" office:value="0.861979" calcext:value-type="float">
            <text:p>0.861979</text:p>
          </table:table-cell>
          <table:table-cell office:value-type="float" office:value="0.274005" calcext:value-type="float">
            <text:p>0.274005</text:p>
          </table:table-cell>
          <table:table-cell office:value-type="float" office:value="347" calcext:value-type="float">
            <text:p>347</text:p>
          </table:table-cell>
          <table:table-cell office:value-type="float" office:value="41.55" calcext:value-type="float">
            <text:p>41.55</text:p>
          </table:table-cell>
          <table:table-cell office:value-type="float" office:value="49658.31407" calcext:value-type="float">
            <text:p>49658.31407</text:p>
          </table:table-cell>
          <table:table-cell table:formula="of:=[.Z13]-[.Z5]" office:value-type="float" office:value="0.00174899999999989" calcext:value-type="float">
            <text:p>0.001749</text:p>
          </table:table-cell>
          <table:table-cell table:formula="of:=[.AA13]-[.AA5]" office:value-type="float" office:value="0.00467499999999999" calcext:value-type="float">
            <text:p>0.004675</text:p>
          </table:table-cell>
          <table:table-cell table:formula="of:=[.$AH$2]*[.AE13]+[.$AH$3]*[.AF13]" office:value-type="float" office:value="0.00350459999999995" calcext:value-type="float">
            <text:p>0.0035046</text:p>
          </table:table-cell>
          <table:table-cell table:number-columns-repeated="991"/>
        </table:table-row>
        <table:table-row table:style-name="ro1">
          <table:table-cell/>
          <table:table-cell table:style-name="ce3"/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style-name="ce3" table:number-columns-repeated="3"/>
          <table:table-cell table:style-name="ce3" office:value-type="boolean" office:boolean-value="true" calcext:value-type="boolean">
            <text:p>TRUE</text:p>
          </table:table-cell>
          <table:table-cell table:style-name="ce3" table:number-columns-repeated="16"/>
          <table:table-cell office:value-type="float" office:value="0.86172" calcext:value-type="float">
            <text:p>0.86172</text:p>
          </table:table-cell>
          <table:table-cell office:value-type="float" office:value="0.287434" calcext:value-type="float">
            <text:p>0.287434</text:p>
          </table:table-cell>
          <table:table-cell office:value-type="float" office:value="340" calcext:value-type="float">
            <text:p>340</text:p>
          </table:table-cell>
          <table:table-cell office:value-type="float" office:value="42.32" calcext:value-type="float">
            <text:p>42.32</text:p>
          </table:table-cell>
          <table:table-cell office:value-type="float" office:value="49380.45096" calcext:value-type="float">
            <text:p>49380.45096</text:p>
          </table:table-cell>
          <table:table-cell table:formula="of:=[.Z14]-[.Z5]" office:value-type="float" office:value="0.00148999999999999" calcext:value-type="float">
            <text:p>0.00149</text:p>
          </table:table-cell>
          <table:table-cell table:formula="of:=[.AA14]-[.AA5]" office:value-type="float" office:value="0.018104" calcext:value-type="float">
            <text:p>0.018104</text:p>
          </table:table-cell>
          <table:table-cell table:formula="of:=[.$AH$2]*[.AE14]+[.$AH$3]*[.AF14]" office:value-type="float" office:value="0.0114584" calcext:value-type="float">
            <text:p>0.0114584</text:p>
          </table:table-cell>
          <table:table-cell table:number-columns-repeated="991"/>
        </table:table-row>
        <table:table-row table:style-name="ro1">
          <table:table-cell/>
          <table:table-cell table:style-name="ce5"/>
          <table:table-cell table:number-columns-repeated="2" table:style-name="ce5" office:value-type="boolean" office:boolean-value="true" calcext:value-type="boolean">
            <text:p>TRUE</text:p>
          </table:table-cell>
          <table:table-cell table:style-name="ce6"/>
          <table:table-cell table:style-name="ce5" table:number-columns-repeated="4"/>
          <table:table-cell table:style-name="ce5" office:value-type="boolean" office:boolean-value="true" calcext:value-type="boolean">
            <text:p>TRUE</text:p>
          </table:table-cell>
          <table:table-cell table:style-name="ce5" table:number-columns-repeated="15"/>
          <table:table-cell table:style-name="ce6" office:value-type="float" office:value="0.859933" calcext:value-type="float">
            <text:p>0.859933</text:p>
          </table:table-cell>
          <table:table-cell table:style-name="ce6" office:value-type="float" office:value="0.270984" calcext:value-type="float">
            <text:p>0.270984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40.99" calcext:value-type="float">
            <text:p>40.99</text:p>
          </table:table-cell>
          <table:table-cell table:style-name="ce6" office:value-type="float" office:value="49656.025401" calcext:value-type="float">
            <text:p>49656.025401</text:p>
          </table:table-cell>
          <table:table-cell table:style-name="ce6" table:formula="of:=[.Z15]-[.Z5]" office:value-type="float" office:value="-0.000297000000000103" calcext:value-type="float">
            <text:p>-0.000297</text:p>
          </table:table-cell>
          <table:table-cell table:style-name="ce6" table:formula="of:=[.AA15]-[.AA5]" office:value-type="float" office:value="0.00165399999999999" calcext:value-type="float">
            <text:p>0.001654</text:p>
          </table:table-cell>
          <table:table-cell table:formula="of:=[.$AH$2]*[.AE15]+[.$AH$3]*[.AF15]" office:value-type="float" office:value="0.000873599999999953" calcext:value-type="float">
            <text:p>0.0008736</text:p>
          </table:table-cell>
          <table:table-cell table:number-columns-repeated="991"/>
        </table:table-row>
        <table:table-row table:style-name="ro1">
          <table:table-cell/>
          <table:table-cell table:style-name="ce3"/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style-name="ce3" table:number-columns-repeated="5"/>
          <table:table-cell table:style-name="ce3" office:value-type="boolean" office:boolean-value="true" calcext:value-type="boolean">
            <text:p>TRUE</text:p>
          </table:table-cell>
          <table:table-cell table:style-name="ce3" table:number-columns-repeated="14"/>
          <table:table-cell office:value-type="float" office:value="0.860622" calcext:value-type="float">
            <text:p>0.860622</text:p>
          </table:table-cell>
          <table:table-cell office:value-type="float" office:value="0.269557" calcext:value-type="float">
            <text:p>0.269557</text:p>
          </table:table-cell>
          <table:table-cell office:value-type="float" office:value="427" calcext:value-type="float">
            <text:p>427</text:p>
          </table:table-cell>
          <table:table-cell office:value-type="float" office:value="54.8" calcext:value-type="float">
            <text:p>54.8</text:p>
          </table:table-cell>
          <table:table-cell office:value-type="float" office:value="49393.273026" calcext:value-type="float">
            <text:p>49393.273026</text:p>
          </table:table-cell>
          <table:table-cell table:formula="of:=[.Z16]-[.Z5]" office:value-type="float" office:value="0.000391999999999948" calcext:value-type="float">
            <text:p>0.000392</text:p>
          </table:table-cell>
          <table:table-cell table:formula="of:=[.AA16]-[.AA5]" office:value-type="float" office:value="0.000226999999999977" calcext:value-type="float">
            <text:p>0.000227</text:p>
          </table:table-cell>
          <table:table-cell table:formula="of:=[.$AH$2]*[.AE16]+[.$AH$3]*[.AF16]" office:value-type="float" office:value="0.000292999999999966" calcext:value-type="float">
            <text:p>0.000293</text:p>
          </table:table-cell>
          <table:table-cell table:number-columns-repeated="991"/>
        </table:table-row>
        <table:table-row table:style-name="ro1">
          <table:table-cell/>
          <table:table-cell table:style-name="ce3"/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style-name="ce3" table:number-columns-repeated="6"/>
          <table:table-cell table:style-name="ce3" office:value-type="boolean" office:boolean-value="true" calcext:value-type="boolean">
            <text:p>TRUE</text:p>
          </table:table-cell>
          <table:table-cell table:style-name="ce3" table:number-columns-repeated="13"/>
          <table:table-cell office:value-type="float" office:value="0.862539" calcext:value-type="float">
            <text:p>0.862539</text:p>
          </table:table-cell>
          <table:table-cell office:value-type="float" office:value="0.275036" calcext:value-type="float">
            <text:p>0.275036</text:p>
          </table:table-cell>
          <table:table-cell office:value-type="float" office:value="404" calcext:value-type="float">
            <text:p>404</text:p>
          </table:table-cell>
          <table:table-cell office:value-type="float" office:value="48.68" calcext:value-type="float">
            <text:p>48.68</text:p>
          </table:table-cell>
          <table:table-cell office:value-type="float" office:value="49051.237012" calcext:value-type="float">
            <text:p>49051.237012</text:p>
          </table:table-cell>
          <table:table-cell table:formula="of:=[.Z17]-[.Z5]" office:value-type="float" office:value="0.00230899999999989" calcext:value-type="float">
            <text:p>0.002309</text:p>
          </table:table-cell>
          <table:table-cell table:formula="of:=[.AA17]-[.AA5]" office:value-type="float" office:value="0.00570599999999999" calcext:value-type="float">
            <text:p>0.005706</text:p>
          </table:table-cell>
          <table:table-cell table:formula="of:=[.$AH$2]*[.AE17]+[.$AH$3]*[.AF17]" office:value-type="float" office:value="0.00434719999999995" calcext:value-type="float">
            <text:p>0.0043472</text:p>
          </table:table-cell>
          <table:table-cell table:number-columns-repeated="991"/>
        </table:table-row>
        <table:table-row table:style-name="ro1">
          <table:table-cell/>
          <table:table-cell table:style-name="ce3"/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style-name="ce3" table:number-columns-repeated="7"/>
          <table:table-cell table:style-name="ce3" office:value-type="boolean" office:boolean-value="true" calcext:value-type="boolean">
            <text:p>TRUE</text:p>
          </table:table-cell>
          <table:table-cell table:style-name="ce3" table:number-columns-repeated="12"/>
          <table:table-cell office:value-type="float" office:value="0.861139" calcext:value-type="float">
            <text:p>0.861139</text:p>
          </table:table-cell>
          <table:table-cell office:value-type="float" office:value="0.271407" calcext:value-type="float">
            <text:p>0.271407</text:p>
          </table:table-cell>
          <table:table-cell office:value-type="float" office:value="346" calcext:value-type="float">
            <text:p>346</text:p>
          </table:table-cell>
          <table:table-cell office:value-type="float" office:value="42" calcext:value-type="float">
            <text:p>42</text:p>
          </table:table-cell>
          <table:table-cell office:value-type="float" office:value="49516.135201" calcext:value-type="float">
            <text:p>49516.135201</text:p>
          </table:table-cell>
          <table:table-cell table:formula="of:=[.Z18]-[.Z5]" office:value-type="float" office:value="0.000908999999999938" calcext:value-type="float">
            <text:p>0.000909</text:p>
          </table:table-cell>
          <table:table-cell table:formula="of:=[.AA18]-[.AA5]" office:value-type="float" office:value="0.002077" calcext:value-type="float">
            <text:p>0.002077</text:p>
          </table:table-cell>
          <table:table-cell table:formula="of:=[.$AH$2]*[.AE18]+[.$AH$3]*[.AF18]" office:value-type="float" office:value="0.00160979999999997" calcext:value-type="float">
            <text:p>0.0016098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9"/>
          <table:table-cell table:style-name="ce3" office:value-type="boolean" office:boolean-value="true" calcext:value-type="boolean">
            <text:p>TRUE</text:p>
          </table:table-cell>
          <table:table-cell table:number-columns-repeated="11"/>
          <table:table-cell office:value-type="float" office:value="0.86045" calcext:value-type="float">
            <text:p>0.86045</text:p>
          </table:table-cell>
          <table:table-cell office:value-type="float" office:value="0.269773" calcext:value-type="float">
            <text:p>0.269773</text:p>
          </table:table-cell>
          <table:table-cell office:value-type="float" office:value="447" calcext:value-type="float">
            <text:p>447</text:p>
          </table:table-cell>
          <table:table-cell office:value-type="float" office:value="52.45" calcext:value-type="float">
            <text:p>52.45</text:p>
          </table:table-cell>
          <table:table-cell office:value-type="float" office:value="49697.894855" calcext:value-type="float">
            <text:p>49697.894855</text:p>
          </table:table-cell>
          <table:table-cell table:formula="of:=[.Z19]-[.Z5]" office:value-type="float" office:value="0.000219999999999998" calcext:value-type="float">
            <text:p>0.00022</text:p>
          </table:table-cell>
          <table:table-cell table:formula="of:=[.AA19]-[.AA5]" office:value-type="float" office:value="0.000442999999999971" calcext:value-type="float">
            <text:p>0.000443</text:p>
          </table:table-cell>
          <table:table-cell table:formula="of:=[.$AH$2]*[.AE19]+[.$AH$3]*[.AF19]" office:value-type="float" office:value="0.000353799999999982" calcext:value-type="float">
            <text:p>0.0003538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10"/>
          <table:table-cell table:style-name="ce3" office:value-type="boolean" office:boolean-value="true" calcext:value-type="boolean">
            <text:p>TRUE</text:p>
          </table:table-cell>
          <table:table-cell table:number-columns-repeated="10"/>
          <table:table-cell office:value-type="float" office:value="0.860342" calcext:value-type="float">
            <text:p>0.860342</text:p>
          </table:table-cell>
          <table:table-cell office:value-type="float" office:value="0.269396" calcext:value-type="float">
            <text:p>0.269396</text:p>
          </table:table-cell>
          <table:table-cell office:value-type="float" office:value="356" calcext:value-type="float">
            <text:p>356</text:p>
          </table:table-cell>
          <table:table-cell office:value-type="float" office:value="41.47" calcext:value-type="float">
            <text:p>41.47</text:p>
          </table:table-cell>
          <table:table-cell office:value-type="float" office:value="49695.810287" calcext:value-type="float">
            <text:p>49695.810287</text:p>
          </table:table-cell>
          <table:table-cell table:formula="of:=[.Z20]-[.Z5]" office:value-type="float" office:value="0.00011199999999989" calcext:value-type="float">
            <text:p>0.000112</text:p>
          </table:table-cell>
          <table:table-cell table:formula="of:=[.AA20]-[.AA5]" office:value-type="float" office:value="0.000065999999999955" calcext:value-type="float">
            <text:p>0.000066</text:p>
          </table:table-cell>
          <table:table-cell table:formula="of:=[.$AH$2]*[.AE20]+[.$AH$3]*[.AF20]" office:value-type="float" office:value="0.000084399999999929" calcext:value-type="float">
            <text:p>0.0000844</text:p>
          </table:table-cell>
          <table:table-cell table:number-columns-repeated="991"/>
        </table:table-row>
        <table:table-row table:style-name="ro1">
          <table:table-cell/>
          <table:table-cell table:style-name="ce6"/>
          <table:table-cell table:number-columns-repeated="2" table:style-name="ce5" office:value-type="boolean" office:boolean-value="true" calcext:value-type="boolean">
            <text:p>TRUE</text:p>
          </table:table-cell>
          <table:table-cell table:style-name="ce6" table:number-columns-repeated="11"/>
          <table:table-cell table:style-name="ce5" office:value-type="boolean" office:boolean-value="true" calcext:value-type="boolean">
            <text:p>TRUE</text:p>
          </table:table-cell>
          <table:table-cell table:style-name="ce6" table:number-columns-repeated="9"/>
          <table:table-cell table:style-name="ce6" office:value-type="float" office:value="0.860321" calcext:value-type="float">
            <text:p>0.860321</text:p>
          </table:table-cell>
          <table:table-cell table:style-name="ce6" office:value-type="float" office:value="0.269303" calcext:value-type="float">
            <text:p>0.269303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42.73" calcext:value-type="float">
            <text:p>42.73</text:p>
          </table:table-cell>
          <table:table-cell table:style-name="ce6" office:value-type="float" office:value="49700.426968" calcext:value-type="float">
            <text:p>49700.426968</text:p>
          </table:table-cell>
          <table:table-cell table:style-name="ce6" table:formula="of:=[.Z21]-[.Z5]" office:value-type="float" office:value="0.0000909999999999522" calcext:value-type="float">
            <text:p>0.000091</text:p>
          </table:table-cell>
          <table:table-cell table:style-name="ce6" table:formula="of:=[.AA21]-[.AA5]" office:value-type="float" office:value="-0.0000269999999999992" calcext:value-type="float">
            <text:p>-0.000027</text:p>
          </table:table-cell>
          <table:table-cell table:formula="of:=[.$AH$2]*[.AE21]+[.$AH$3]*[.AF21]" office:value-type="float" office:value="0.0000201999999999814" calcext:value-type="float">
            <text:p>0.000020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12"/>
          <table:table-cell table:style-name="ce3" office:value-type="boolean" office:boolean-value="true" calcext:value-type="boolean">
            <text:p>TRUE</text:p>
          </table:table-cell>
          <table:table-cell table:number-columns-repeated="8"/>
          <table:table-cell office:value-type="float" office:value="0.860385" calcext:value-type="float">
            <text:p>0.860385</text:p>
          </table:table-cell>
          <table:table-cell office:value-type="float" office:value="0.269374" calcext:value-type="float">
            <text:p>0.269374</text:p>
          </table:table-cell>
          <table:table-cell office:value-type="float" office:value="319" calcext:value-type="float">
            <text:p>319</text:p>
          </table:table-cell>
          <table:table-cell office:value-type="float" office:value="37.87" calcext:value-type="float">
            <text:p>37.87</text:p>
          </table:table-cell>
          <table:table-cell office:value-type="float" office:value="49702.527967" calcext:value-type="float">
            <text:p>49702.527967</text:p>
          </table:table-cell>
          <table:table-cell table:formula="of:=[.Z22]-[.Z5]" office:value-type="float" office:value="0.000154999999999905" calcext:value-type="float">
            <text:p>0.000155</text:p>
          </table:table-cell>
          <table:table-cell table:formula="of:=[.AA22]-[.AA5]" office:value-type="float" office:value="0.0000439999999999885" calcext:value-type="float">
            <text:p>0.000044</text:p>
          </table:table-cell>
          <table:table-cell table:formula="of:=[.$AH$2]*[.AE22]+[.$AH$3]*[.AF22]" office:value-type="float" office:value="0.0000883999999999552" calcext:value-type="float">
            <text:p>0.000088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14"/>
          <table:table-cell table:style-name="ce3" office:value-type="boolean" office:boolean-value="true" calcext:value-type="boolean">
            <text:p>TRUE</text:p>
          </table:table-cell>
          <table:table-cell table:number-columns-repeated="6"/>
          <table:table-cell office:value-type="float" office:value="0.8605146" calcext:value-type="float">
            <text:p>0.8605146</text:p>
          </table:table-cell>
          <table:table-cell office:value-type="float" office:value="0.2697153" calcext:value-type="float">
            <text:p>0.2697153</text:p>
          </table:table-cell>
          <table:table-cell office:value-type="float" office:value="360" calcext:value-type="float">
            <text:p>360</text:p>
          </table:table-cell>
          <table:table-cell office:value-type="float" office:value="53.8" calcext:value-type="float">
            <text:p>53.8</text:p>
          </table:table-cell>
          <table:table-cell office:value-type="float" office:value="49709.79632" calcext:value-type="float">
            <text:p>49709.79632</text:p>
          </table:table-cell>
          <table:table-cell table:formula="of:=[.Z23]-[.Z5]" office:value-type="float" office:value="0.000284599999999857" calcext:value-type="float">
            <text:p>0.0002846</text:p>
          </table:table-cell>
          <table:table-cell table:formula="of:=[.AA23]-[.AA5]" office:value-type="float" office:value="0.000385299999999977" calcext:value-type="float">
            <text:p>0.0003853</text:p>
          </table:table-cell>
          <table:table-cell table:formula="of:=[.$AH$2]*[.AE23]+[.$AH$3]*[.AF23]" office:value-type="float" office:value="0.000345019999999929" calcext:value-type="float">
            <text:p>0.0003450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15"/>
          <table:table-cell table:style-name="ce3" office:value-type="boolean" office:boolean-value="true" calcext:value-type="boolean">
            <text:p>TRUE</text:p>
          </table:table-cell>
          <table:table-cell table:number-columns-repeated="5"/>
          <table:table-cell office:value-type="float" office:value="0.8604716" calcext:value-type="float">
            <text:p>0.8604716</text:p>
          </table:table-cell>
          <table:table-cell office:value-type="float" office:value="0.2696812" calcext:value-type="float">
            <text:p>0.2696812</text:p>
          </table:table-cell>
          <table:table-cell office:value-type="float" office:value="450" calcext:value-type="float">
            <text:p>450</text:p>
          </table:table-cell>
          <table:table-cell office:value-type="float" office:value="64.01" calcext:value-type="float">
            <text:p>64.01</text:p>
          </table:table-cell>
          <table:table-cell office:value-type="float" office:value="49712.13623" calcext:value-type="float">
            <text:p>49712.13623</text:p>
          </table:table-cell>
          <table:table-cell table:formula="of:=[.Z24]-[.Z5]" office:value-type="float" office:value="0.000241599999999953" calcext:value-type="float">
            <text:p>0.0002416</text:p>
          </table:table-cell>
          <table:table-cell table:formula="of:=[.AA24]-[.AA5]" office:value-type="float" office:value="0.000351199999999996" calcext:value-type="float">
            <text:p>0.0003512</text:p>
          </table:table-cell>
          <table:table-cell table:formula="of:=[.$AH$2]*[.AE24]+[.$AH$3]*[.AF24]" office:value-type="float" office:value="0.000307359999999979" calcext:value-type="float">
            <text:p>0.0003073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16"/>
          <table:table-cell table:style-name="ce3" office:value-type="boolean" office:boolean-value="true" calcext:value-type="boolean">
            <text:p>TRUE</text:p>
          </table:table-cell>
          <table:table-cell table:number-columns-repeated="4"/>
          <table:table-cell office:value-type="float" office:value="0.8614191" calcext:value-type="float">
            <text:p>0.8614191</text:p>
          </table:table-cell>
          <table:table-cell office:value-type="float" office:value="0.2759899" calcext:value-type="float">
            <text:p>0.2759899</text:p>
          </table:table-cell>
          <table:table-cell office:value-type="float" office:value="332" calcext:value-type="float">
            <text:p>332</text:p>
          </table:table-cell>
          <table:table-cell office:value-type="float" office:value="45.66" calcext:value-type="float">
            <text:p>45.66</text:p>
          </table:table-cell>
          <table:table-cell office:value-type="float" office:value="49577.10276" calcext:value-type="float">
            <text:p>49577.10276</text:p>
          </table:table-cell>
          <table:table-cell table:formula="of:=[.Z25]-[.Z5]" office:value-type="float" office:value="0.00118909999999994" calcext:value-type="float">
            <text:p>0.0011891</text:p>
          </table:table-cell>
          <table:table-cell table:formula="of:=[.AA25]-[.AA5]" office:value-type="float" office:value="0.0066599" calcext:value-type="float">
            <text:p>0.0066599</text:p>
          </table:table-cell>
          <table:table-cell table:formula="of:=[.$AH$2]*[.AE25]+[.$AH$3]*[.AF25]" office:value-type="float" office:value="0.00447157999999997" calcext:value-type="float">
            <text:p>0.00447158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17"/>
          <table:table-cell table:style-name="ce3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0.8657047" calcext:value-type="float">
            <text:p>0.8657047</text:p>
          </table:table-cell>
          <table:table-cell office:value-type="float" office:value="0.3006439" calcext:value-type="float">
            <text:p>0.3006439</text:p>
          </table:table-cell>
          <table:table-cell office:value-type="float" office:value="360" calcext:value-type="float">
            <text:p>360</text:p>
          </table:table-cell>
          <table:table-cell office:value-type="float" office:value="49.49" calcext:value-type="float">
            <text:p>49.49</text:p>
          </table:table-cell>
          <table:table-cell office:value-type="float" office:value="46572.29013" calcext:value-type="float">
            <text:p>46572.29013</text:p>
          </table:table-cell>
          <table:table-cell table:formula="of:=[.Z26]-[.Z5]" office:value-type="float" office:value="0.00547469999999994" calcext:value-type="float">
            <text:p>0.0054747</text:p>
          </table:table-cell>
          <table:table-cell table:formula="of:=[.AA26]-[.AA5]" office:value-type="float" office:value="0.0313138999999999" calcext:value-type="float">
            <text:p>0.0313139</text:p>
          </table:table-cell>
          <table:table-cell table:formula="of:=[.$AH$2]*[.AE26]+[.$AH$3]*[.AF26]" office:value-type="float" office:value="0.0209782199999999" calcext:value-type="float">
            <text:p>0.02097822</text:p>
          </table:table-cell>
          <table:table-cell table:number-columns-repeated="991"/>
        </table:table-row>
        <table:table-row table:style-name="ro1">
          <table:table-cell/>
          <table:table-cell table:style-name="ce6"/>
          <table:table-cell table:number-columns-repeated="2" table:style-name="ce5" office:value-type="boolean" office:boolean-value="true" calcext:value-type="boolean">
            <text:p>TRUE</text:p>
          </table:table-cell>
          <table:table-cell table:style-name="ce6" table:number-columns-repeated="19"/>
          <table:table-cell table:style-name="ce5" office:value-type="boolean" office:boolean-value="true" calcext:value-type="boolean">
            <text:p>TRUE</text:p>
          </table:table-cell>
          <table:table-cell table:style-name="ce6"/>
          <table:table-cell table:style-name="ce6" office:value-type="float" office:value="0.8596963" calcext:value-type="float">
            <text:p>0.8596963</text:p>
          </table:table-cell>
          <table:table-cell table:style-name="ce6" office:value-type="float" office:value="0.2688408" calcext:value-type="float">
            <text:p>0.2688408</text:p>
          </table:table-cell>
          <table:table-cell table:style-name="ce6" office:value-type="float" office:value="335" calcext:value-type="float">
            <text:p>335</text:p>
          </table:table-cell>
          <table:table-cell table:style-name="ce6" office:value-type="float" office:value="42.38" calcext:value-type="float">
            <text:p>42.38</text:p>
          </table:table-cell>
          <table:table-cell table:style-name="ce6" office:value-type="float" office:value="49460.137843" calcext:value-type="float">
            <text:p>49460.137843</text:p>
          </table:table-cell>
          <table:table-cell table:style-name="ce6" table:formula="of:=[.Z27]-[.Z5]" office:value-type="float" office:value="-0.000533700000000081" calcext:value-type="float">
            <text:p>-0.0005337</text:p>
          </table:table-cell>
          <table:table-cell table:style-name="ce6" table:formula="of:=[.AA27]-[.AA5]" office:value-type="float" office:value="-0.000489200000000023" calcext:value-type="float">
            <text:p>-0.0004892</text:p>
          </table:table-cell>
          <table:table-cell table:formula="of:=[.$AH$2]*[.AE27]+[.$AH$3]*[.AF27]" office:value-type="float" office:value="-0.000507000000000046" calcext:value-type="float">
            <text:p>-0.000507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0"/>
          <table:table-cell table:style-name="ce3" office:value-type="boolean" office:boolean-value="true" calcext:value-type="boolean">
            <text:p>TRUE</text:p>
          </table:table-cell>
          <table:table-cell office:value-type="float" office:value="0.8603424" calcext:value-type="float">
            <text:p>0.8603424</text:p>
          </table:table-cell>
          <table:table-cell office:value-type="float" office:value="0.2693733" calcext:value-type="float">
            <text:p>0.2693733</text:p>
          </table:table-cell>
          <table:table-cell office:value-type="float" office:value="387" calcext:value-type="float">
            <text:p>387</text:p>
          </table:table-cell>
          <table:table-cell office:value-type="float" office:value="46.01" calcext:value-type="float">
            <text:p>46.01</text:p>
          </table:table-cell>
          <table:table-cell office:value-type="float" office:value="49713.460804" calcext:value-type="float">
            <text:p>49713.460804</text:p>
          </table:table-cell>
          <table:table-cell table:formula="of:=[.Z28]-[.Z5]" office:value-type="float" office:value="0.000112399999999901" calcext:value-type="float">
            <text:p>0.0001124</text:p>
          </table:table-cell>
          <table:table-cell table:formula="of:=[.AA28]-[.AA5]" office:value-type="float" office:value="0.0000432999999999684" calcext:value-type="float">
            <text:p>0.0000433</text:p>
          </table:table-cell>
          <table:table-cell table:formula="of:=[.$AH$2]*[.AE28]+[.$AH$3]*[.AF28]" office:value-type="float" office:value="0.0000709399999999416" calcext:value-type="float">
            <text:p>0.0000709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number-columns-repeated="4" table:style-name="ce3" office:value-type="boolean" office:boolean-value="true" calcext:value-type="boolean">
            <text:p>TRUE</text:p>
          </table:table-cell>
          <table:table-cell/>
          <table:table-cell table:number-columns-repeated="5" table:style-name="ce3" office:value-type="boolean" office:boolean-value="true" calcext:value-type="boolean">
            <text:p>TRUE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number-columns-repeated="8"/>
          <table:table-cell office:value-type="float" office:value="0.867212" calcext:value-type="float">
            <text:p>0.867212</text:p>
          </table:table-cell>
          <table:table-cell office:value-type="float" office:value="0.301131" calcext:value-type="float">
            <text:p>0.301131</text:p>
          </table:table-cell>
          <table:table-cell office:value-type="float" office:value="719" calcext:value-type="float">
            <text:p>719</text:p>
          </table:table-cell>
          <table:table-cell office:value-type="float" office:value="123.58" calcext:value-type="float">
            <text:p>123.58</text:p>
          </table:table-cell>
          <table:table-cell office:value-type="float" office:value="47616.570448" calcext:value-type="float">
            <text:p>47616.570448</text:p>
          </table:table-cell>
          <table:table-cell table:formula="of:=[.Z29]-[.Z5]" office:value-type="float" office:value="0.00698199999999993" calcext:value-type="float">
            <text:p>0.006982</text:p>
          </table:table-cell>
          <table:table-cell table:formula="of:=[.AA29]-[.AA5]" office:value-type="float" office:value="0.031801" calcext:value-type="float">
            <text:p>0.031801</text:p>
          </table:table-cell>
          <table:table-cell table:formula="of:=[.$AH$2]*[.AE29]+[.$AH$3]*[.AF29]" office:value-type="float" office:value="0.0218734" calcext:value-type="float">
            <text:p>0.021873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number-columns-repeated="12" table:style-name="ce3" office:value-type="boolean" office:boolean-value="true" calcext:value-type="boolean">
            <text:p>TRUE</text:p>
          </table:table-cell>
          <table:table-cell table:number-columns-repeated="8"/>
          <table:table-cell office:value-type="float" office:value="0.867126" calcext:value-type="float">
            <text:p>0.867126</text:p>
          </table:table-cell>
          <table:table-cell office:value-type="float" office:value="0.301915" calcext:value-type="float">
            <text:p>0.301915</text:p>
          </table:table-cell>
          <table:table-cell office:value-type="float" office:value="644" calcext:value-type="float">
            <text:p>644</text:p>
          </table:table-cell>
          <table:table-cell office:value-type="float" office:value="121.61" calcext:value-type="float">
            <text:p>121.61</text:p>
          </table:table-cell>
          <table:table-cell office:value-type="float" office:value="47540.174123" calcext:value-type="float">
            <text:p>47540.174123</text:p>
          </table:table-cell>
          <table:table-cell table:formula="of:=[.Z30]-[.Z5]" office:value-type="float" office:value="0.0068959999999999" calcext:value-type="float">
            <text:p>0.006896</text:p>
          </table:table-cell>
          <table:table-cell table:formula="of:=[.AA30]-[.AA5]" office:value-type="float" office:value="0.032585" calcext:value-type="float">
            <text:p>0.032585</text:p>
          </table:table-cell>
          <table:table-cell table:formula="of:=[.$AH$2]*[.AE30]+[.$AH$3]*[.AF30]" office:value-type="float" office:value="0.0223093999999999" calcext:value-type="float">
            <text:p>0.022309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14"/>
          <table:table-cell table:number-columns-repeated="4" table:style-name="ce3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0.868978" calcext:value-type="float">
            <text:p>0.868978</text:p>
          </table:table-cell>
          <table:table-cell office:value-type="float" office:value="0.309946" calcext:value-type="float">
            <text:p>0.309946</text:p>
          </table:table-cell>
          <table:table-cell office:value-type="float" office:value="397" calcext:value-type="float">
            <text:p>397</text:p>
          </table:table-cell>
          <table:table-cell office:value-type="float" office:value="54.64" calcext:value-type="float">
            <text:p>54.64</text:p>
          </table:table-cell>
          <table:table-cell office:value-type="float" office:value="46277.81813" calcext:value-type="float">
            <text:p>46277.81813</text:p>
          </table:table-cell>
          <table:table-cell table:formula="of:=[.Z31]-[.$Z$5]" office:value-type="float" office:value="0.00874799999999987" calcext:value-type="float">
            <text:p>0.008748</text:p>
          </table:table-cell>
          <table:table-cell table:formula="of:=[.AA31]-[.$AA$5]" office:value-type="float" office:value="0.040616" calcext:value-type="float">
            <text:p>0.040616</text:p>
          </table:table-cell>
          <table:table-cell table:formula="of:=[.$AH$2]*[.AE31]+[.$AH$3]*[.AF31]" office:value-type="float" office:value="0.0278687999999999" calcext:value-type="float">
            <text:p>0.0278688</text:p>
          </table:table-cell>
          <table:table-cell table:number-columns-repeated="991"/>
        </table:table-row>
        <table:table-row table:style-name="ro1">
          <table:table-cell/>
          <table:table-cell table:style-name="ce7"/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7"/>
          <table:table-cell table:number-columns-repeated="12" table:style-name="ce8" office:value-type="boolean" office:boolean-value="true" calcext:value-type="boolean">
            <text:p>TRUE</text:p>
          </table:table-cell>
          <table:table-cell table:style-name="ce7"/>
          <table:table-cell table:number-columns-repeated="4" table:style-name="ce8" office:value-type="boolean" office:boolean-value="true" calcext:value-type="boolean">
            <text:p>TRUE</text:p>
          </table:table-cell>
          <table:table-cell table:style-name="ce7" table:number-columns-repeated="3"/>
          <table:table-cell table:style-name="ce7" office:value-type="float" office:value="0.875288" calcext:value-type="float">
            <text:p>0.875288</text:p>
          </table:table-cell>
          <table:table-cell table:style-name="ce7" office:value-type="float" office:value="0.326584" calcext:value-type="float">
            <text:p>0.326584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25.02" calcext:value-type="float">
            <text:p>125.02</text:p>
          </table:table-cell>
          <table:table-cell table:style-name="ce7" office:value-type="float" office:value="44442.299062" calcext:value-type="float">
            <text:p>44442.299062</text:p>
          </table:table-cell>
          <table:table-cell table:style-name="ce7" table:formula="of:=[.Z32]-[.$Z$5]" office:value-type="float" office:value="0.0150579999999999" calcext:value-type="float">
            <text:p>0.015058</text:p>
          </table:table-cell>
          <table:table-cell table:style-name="ce7" table:formula="of:=[.AA32]-[.$AA$5]" office:value-type="float" office:value="0.057254" calcext:value-type="float">
            <text:p>0.057254</text:p>
          </table:table-cell>
          <table:table-cell table:formula="of:=[.$AH$2]*[.AE32]+[.$AH$3]*[.AF32]" office:value-type="float" office:value="0.0403756" calcext:value-type="float">
            <text:p>0.0403756</text:p>
          </table:table-cell>
          <table:table-cell table:number-columns-repeated="991"/>
        </table:table-row>
        <table:table-row table:style-name="ro1">
          <table:table-cell/>
          <table:table-cell table:style-name="ce6"/>
          <table:table-cell table:number-columns-repeated="2" table:style-name="ce5" office:value-type="boolean" office:boolean-value="true" calcext:value-type="boolean">
            <text:p>TRUE</text:p>
          </table:table-cell>
          <table:table-cell table:style-name="ce6" table:number-columns-repeated="19"/>
          <table:table-cell table:number-columns-repeated="2" table:style-name="ce5" office:value-type="boolean" office:boolean-value="true" calcext:value-type="boolean">
            <text:p>TRUE</text:p>
          </table:table-cell>
          <table:table-cell table:style-name="ce6" office:value-type="float" office:value="0.859782" calcext:value-type="float">
            <text:p>0.859782</text:p>
          </table:table-cell>
          <table:table-cell table:style-name="ce6" office:value-type="float" office:value="0.268545" calcext:value-type="float">
            <text:p>0.268545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53.79" calcext:value-type="float">
            <text:p>53.79</text:p>
          </table:table-cell>
          <table:table-cell table:style-name="ce6" office:value-type="float" office:value="49440.410394" calcext:value-type="float">
            <text:p>49440.410394</text:p>
          </table:table-cell>
          <table:table-cell table:style-name="ce6" table:formula="of:=[.Z33]-[.$Z$5]" office:value-type="float" office:value="-0.000448000000000115" calcext:value-type="float">
            <text:p>-0.000448</text:p>
          </table:table-cell>
          <table:table-cell table:style-name="ce6" table:formula="of:=[.AA33]-[.$AA$5]" office:value-type="float" office:value="-0.000785000000000036" calcext:value-type="float">
            <text:p>-0.000785</text:p>
          </table:table-cell>
          <table:table-cell table:formula="of:=[.$AH$2]*[.AE33]+[.$AH$3]*[.AF33]" office:value-type="float" office:value="-0.000650200000000068" calcext:value-type="float">
            <text:p>-0.000650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number-columns-repeated="2" table:style-name="ce3" office:value-type="boolean" office:boolean-value="true" calcext:value-type="boolean">
            <text:p>TRUE</text:p>
          </table:table-cell>
          <table:table-cell/>
          <table:table-cell table:number-columns-repeated="12" table:style-name="ce3" office:value-type="boolean" office:boolean-value="true" calcext:value-type="boolean">
            <text:p>TRUE</text:p>
          </table:table-cell>
          <table:table-cell/>
          <table:table-cell table:number-columns-repeated="4" table:style-name="ce3" office:value-type="boolean" office:boolean-value="true" calcext:value-type="boolean">
            <text:p>TRUE</text:p>
          </table:table-cell>
          <table:table-cell table:number-columns-repeated="2"/>
          <table:table-cell table:style-name="ce3" office:value-type="boolean" office:boolean-value="true" calcext:value-type="boolean">
            <text:p>TRUE</text:p>
          </table:table-cell>
          <table:table-cell office:value-type="float" office:value="0.87503" calcext:value-type="float">
            <text:p>0.87503</text:p>
          </table:table-cell>
          <table:table-cell office:value-type="float" office:value="0.326133" calcext:value-type="float">
            <text:p>0.326133</text:p>
          </table:table-cell>
          <table:table-cell office:value-type="float" office:value="762" calcext:value-type="float">
            <text:p>762</text:p>
          </table:table-cell>
          <table:table-cell office:value-type="float" office:value="166.29" calcext:value-type="float">
            <text:p>166.29</text:p>
          </table:table-cell>
          <table:table-cell office:value-type="float" office:value="44426.717885" calcext:value-type="float">
            <text:p>44426.717885</text:p>
          </table:table-cell>
          <table:table-cell table:formula="of:=[.Z34]-[.$Z$5]" office:value-type="float" office:value="0.0148" calcext:value-type="float">
            <text:p>0.0148</text:p>
          </table:table-cell>
          <table:table-cell table:formula="of:=[.AA34]-[.$AA$5]" office:value-type="float" office:value="0.056803" calcext:value-type="float">
            <text:p>0.056803</text:p>
          </table:table-cell>
          <table:table-cell table:formula="of:=[.$AH$2]*[.AE34]+[.$AH$3]*[.AF34]" office:value-type="float" office:value="0.0400018" calcext:value-type="float">
            <text:p>0.0400018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10"/>
          <table:table-cell table:number-columns-repeated="12" table:style-name="ce9" office:value-type="boolean" office:boolean-value="true" calcext:value-type="boolean">
            <text:p>TRUE</text:p>
          </table:table-cell>
          <table:table-cell table:style-name="ce10"/>
          <table:table-cell table:number-columns-repeated="4" table:style-name="ce9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0.87524497" calcext:value-type="float">
            <text:p>0.87524497</text:p>
          </table:table-cell>
          <table:table-cell office:value-type="float" office:value="0.32662491" calcext:value-type="float">
            <text:p>0.32662491</text:p>
          </table:table-cell>
          <table:table-cell office:value-type="float" office:value="638" calcext:value-type="float">
            <text:p>638</text:p>
          </table:table-cell>
          <table:table-cell office:value-type="float" office:value="144.06" calcext:value-type="float">
            <text:p>144.06</text:p>
          </table:table-cell>
          <table:table-cell office:value-type="float" office:value="44442.039585" calcext:value-type="float">
            <text:p>44442.039585</text:p>
          </table:table-cell>
          <table:table-cell table:formula="of:=[.Z35]-[.$Z$32]" office:value-type="float" office:value="-0.0000430299999999439" calcext:value-type="float">
            <text:p>-0.00004303</text:p>
          </table:table-cell>
          <table:table-cell table:formula="of:=[.AA35]-[.$AA$32]" office:value-type="float" office:value="0.0000409100000000051" calcext:value-type="float">
            <text:p>0.00004091</text:p>
          </table:table-cell>
          <table:table-cell table:formula="of:=[.$AH$2]*[.AE35]+[.$AH$3]*[.AF35]" office:value-type="float" office:value="0.00000733400000002549" calcext:value-type="float">
            <text:p>0.000007334</text:p>
          </table:table-cell>
          <table:table-cell office:value-type="string" calcext:value-type="string">
            <text:p>Better than best</text:p>
          </table:table-cell>
          <table:table-cell table:number-columns-repeated="990"/>
        </table:table-row>
        <table:table-row table:style-name="ro1"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10"/>
          <table:table-cell table:number-columns-repeated="12" table:style-name="ce9" office:value-type="boolean" office:boolean-value="true" calcext:value-type="boolean">
            <text:p>TRUE</text:p>
          </table:table-cell>
          <table:table-cell table:style-name="ce10"/>
          <table:table-cell table:number-columns-repeated="4" table:style-name="ce9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0.875223431" calcext:value-type="float">
            <text:p>0.875223431</text:p>
          </table:table-cell>
          <table:table-cell office:value-type="float" office:value="0.326444382" calcext:value-type="float">
            <text:p>0.326444382</text:p>
          </table:table-cell>
          <table:table-cell office:value-type="float" office:value="733" calcext:value-type="float">
            <text:p>733</text:p>
          </table:table-cell>
          <table:table-cell office:value-type="float" office:value="160.87" calcext:value-type="float">
            <text:p>160.87</text:p>
          </table:table-cell>
          <table:table-cell office:value-type="float" office:value="44438.252611" calcext:value-type="float">
            <text:p>44438.252611</text:p>
          </table:table-cell>
          <table:table-cell table:formula="of:=[.Z36]-[.$Z$32]" office:value-type="float" office:value="-0.0000645689999998478" calcext:value-type="float">
            <text:p>-0.000064569</text:p>
          </table:table-cell>
          <table:table-cell table:formula="of:=[.AA36]-[.$AA$32]" office:value-type="float" office:value="-0.000139617999999953" calcext:value-type="float">
            <text:p>-0.000139618</text:p>
          </table:table-cell>
          <table:table-cell table:formula="of:=[.$AH$2]*[.AE36]+[.$AH$3]*[.AF36]" office:value-type="float" office:value="-0.000109598399999911" calcext:value-type="float">
            <text:p>-0.0001095984</text:p>
          </table:table-cell>
          <table:table-cell table:number-columns-repeated="991"/>
        </table:table-row>
        <table:table-row table:style-name="ro1">
          <table:table-cell table:number-columns-repeated="30"/>
          <table:table-cell table:formula="of:=[.Z37]-[.$Z$32]" office:value-type="float" office:value="-0.875288" calcext:value-type="float">
            <text:p>-0.875288</text:p>
          </table:table-cell>
          <table:table-cell table:formula="of:=[.AA37]-[.$AA$32]" office:value-type="float" office:value="-0.326584" calcext:value-type="float">
            <text:p>-0.326584</text:p>
          </table:table-cell>
          <table:table-cell table:formula="of:=[.$AH$2]*[.AE37]+[.$AH$3]*[.AF37]" office:value-type="float" office:value="-0.5460656" calcext:value-type="float">
            <text:p>-0.5460656</text:p>
          </table:table-cell>
          <table:table-cell table:number-columns-repeated="991"/>
        </table:table-row>
        <table:table-row table:style-name="ro1">
          <table:table-cell table:number-columns-repeated="30"/>
          <table:table-cell table:formula="of:=[.Z38]-[.$Z$32]" office:value-type="float" office:value="-0.875288" calcext:value-type="float">
            <text:p>-0.875288</text:p>
          </table:table-cell>
          <table:table-cell table:formula="of:=[.AA38]-[.$AA$32]" office:value-type="float" office:value="-0.326584" calcext:value-type="float">
            <text:p>-0.326584</text:p>
          </table:table-cell>
          <table:table-cell table:formula="of:=[.$AH$2]*[.AE38]+[.$AH$3]*[.AF38]" office:value-type="float" office:value="-0.5460656" calcext:value-type="float">
            <text:p>-0.546065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7"/>
          <table:table-cell table:number-columns-repeated="12" table:style-name="ce8" office:value-type="boolean" office:boolean-value="true" calcext:value-type="boolean">
            <text:p>TRUE</text:p>
          </table:table-cell>
          <table:table-cell table:style-name="ce7"/>
          <table:table-cell table:number-columns-repeated="4" table:style-name="ce8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0.88941241" calcext:value-type="float">
            <text:p>0.88941241</text:p>
          </table:table-cell>
          <table:table-cell office:value-type="float" office:value="0.44683" calcext:value-type="float">
            <text:p>0.44683</text:p>
          </table:table-cell>
          <table:table-cell office:value-type="float" office:value="600" calcext:value-type="float">
            <text:p>600</text:p>
          </table:table-cell>
          <table:table-cell office:value-type="float" office:value="125.02" calcext:value-type="float">
            <text:p>125.02</text:p>
          </table:table-cell>
          <table:table-cell office:value-type="float" office:value="44442.29906" calcext:value-type="float">
            <text:p>44442.29906</text:p>
          </table:table-cell>
          <table:table-cell table:formula="of:=[.Z39]-[.$Z$32]" office:value-type="float" office:value="0.0141244100000001" calcext:value-type="float">
            <text:p>0.01412441</text:p>
          </table:table-cell>
          <table:table-cell table:formula="of:=[.AA39]-[.$AA$32]" office:value-type="float" office:value="0.120246" calcext:value-type="float">
            <text:p>0.120246</text:p>
          </table:table-cell>
          <table:table-cell table:formula="of:=[.$AH$2]*[.AE39]+[.$AH$3]*[.AF39]" office:value-type="float" office:value="0.0777973640000001" calcext:value-type="float">
            <text:p>0.077797364</text:p>
          </table:table-cell>
          <table:table-cell office:value-type="string" calcext:value-type="string">
            <text:p>Trained on Train set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7"/>
          <table:table-cell table:number-columns-repeated="12" table:style-name="ce8" office:value-type="boolean" office:boolean-value="true" calcext:value-type="boolean">
            <text:p>TRUE</text:p>
          </table:table-cell>
          <table:table-cell table:style-name="ce7"/>
          <table:table-cell table:number-columns-repeated="4" table:style-name="ce8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0.8891593" calcext:value-type="float">
            <text:p>0.8891593</text:p>
          </table:table-cell>
          <table:table-cell office:value-type="float" office:value="0.440533952" calcext:value-type="float">
            <text:p>0.440533952</text:p>
          </table:table-cell>
          <table:table-cell office:value-type="float" office:value="377" calcext:value-type="float">
            <text:p>377</text:p>
          </table:table-cell>
          <table:table-cell office:value-type="float" office:value="19.07" calcext:value-type="float">
            <text:p>19.07</text:p>
          </table:table-cell>
          <table:table-cell office:value-type="float" office:value="10770.435376" calcext:value-type="float">
            <text:p>10770.435376</text:p>
          </table:table-cell>
          <table:table-cell table:formula="of:=[.Z40]-[.$Z$32]" office:value-type="float" office:value="0.0138713" calcext:value-type="float">
            <text:p>0.0138713</text:p>
          </table:table-cell>
          <table:table-cell table:formula="of:=[.AA40]-[.$AA$32]" office:value-type="float" office:value="0.113949952" calcext:value-type="float">
            <text:p>0.113949952</text:p>
          </table:table-cell>
          <table:table-cell table:formula="of:=[.$AH$2]*[.AE40]+[.$AH$3]*[.AF40]" office:value-type="float" office:value="0.0739184912" calcext:value-type="float">
            <text:p>0.0739184912</text:p>
          </table:table-cell>
          <table:table-cell office:value-type="string" calcext:value-type="string">
            <text:p>Trained on Dev set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7"/>
          <table:table-cell table:number-columns-repeated="12" table:style-name="ce8" office:value-type="boolean" office:boolean-value="true" calcext:value-type="boolean">
            <text:p>TRUE</text:p>
          </table:table-cell>
          <table:table-cell table:style-name="ce7"/>
          <table:table-cell table:number-columns-repeated="4" table:style-name="ce8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0.89021662" calcext:value-type="float">
            <text:p>0.89021662</text:p>
          </table:table-cell>
          <table:table-cell office:value-type="float" office:value="0.4474887" calcext:value-type="float">
            <text:p>0.4474887</text:p>
          </table:table-cell>
          <table:table-cell office:value-type="float" office:value="875" calcext:value-type="float">
            <text:p>875</text:p>
          </table:table-cell>
          <table:table-cell office:value-type="float" office:value="234.98" calcext:value-type="float">
            <text:p>234.98</text:p>
          </table:table-cell>
          <table:table-cell office:value-type="float" office:value="55224.886684" calcext:value-type="float">
            <text:p>55224.886684</text:p>
          </table:table-cell>
          <table:table-cell table:formula="of:=[.Z41]-[.$Z$32]" office:value-type="float" office:value="0.0149286200000001" calcext:value-type="float">
            <text:p>0.01492862</text:p>
          </table:table-cell>
          <table:table-cell table:formula="of:=[.AA41]-[.$AA$32]" office:value-type="float" office:value="0.1209047" calcext:value-type="float">
            <text:p>0.1209047</text:p>
          </table:table-cell>
          <table:table-cell table:formula="of:=[.$AH$2]*[.AE41]+[.$AH$3]*[.AF41]" office:value-type="float" office:value="0.078514268" calcext:value-type="float">
            <text:p>0.078514268</text:p>
          </table:table-cell>
          <table:table-cell office:value-type="string" calcext:value-type="string">
            <text:p>Trained on Train and Dev set</text:p>
          </table:table-cell>
          <table:table-cell table:number-columns-repeated="990"/>
        </table:table-row>
        <table:table-row table:style-name="ro1">
          <table:table-cell table:number-columns-repeated="30"/>
          <table:table-cell table:formula="of:=[.Z42]-[.$Z$32]" office:value-type="float" office:value="-0.875288" calcext:value-type="float">
            <text:p>-0.875288</text:p>
          </table:table-cell>
          <table:table-cell table:formula="of:=[.AA42]-[.$AA$32]" office:value-type="float" office:value="-0.326584" calcext:value-type="float">
            <text:p>-0.326584</text:p>
          </table:table-cell>
          <table:table-cell table:formula="of:=[.$AH$2]*[.AE42]+[.$AH$3]*[.AF42]" office:value-type="float" office:value="-0.5460656" calcext:value-type="float">
            <text:p>-0.5460656</text:p>
          </table:table-cell>
          <table:table-cell table:number-columns-repeated="991"/>
        </table:table-row>
        <table:table-row table:style-name="ro1">
          <table:table-cell table:number-columns-repeated="30"/>
          <table:table-cell table:formula="of:=[.Z43]-[.$Z$32]" office:value-type="float" office:value="-0.875288" calcext:value-type="float">
            <text:p>-0.875288</text:p>
          </table:table-cell>
          <table:table-cell table:formula="of:=[.AA43]-[.$AA$32]" office:value-type="float" office:value="-0.326584" calcext:value-type="float">
            <text:p>-0.326584</text:p>
          </table:table-cell>
          <table:table-cell table:formula="of:=[.$AH$2]*[.AE43]+[.$AH$3]*[.AF43]" office:value-type="float" office:value="-0.5460656" calcext:value-type="float">
            <text:p>-0.5460656</text:p>
          </table:table-cell>
          <table:table-cell table:number-columns-repeated="991"/>
        </table:table-row>
        <table:table-row table:style-name="ro1">
          <table:table-cell table:number-columns-repeated="30"/>
          <table:table-cell table:formula="of:=[.Z44]-[.$Z$32]" office:value-type="float" office:value="-0.875288" calcext:value-type="float">
            <text:p>-0.875288</text:p>
          </table:table-cell>
          <table:table-cell table:formula="of:=[.AA44]-[.$AA$32]" office:value-type="float" office:value="-0.326584" calcext:value-type="float">
            <text:p>-0.326584</text:p>
          </table:table-cell>
          <table:table-cell table:formula="of:=[.$AH$2]*[.AE44]+[.$AH$3]*[.AF44]" office:value-type="float" office:value="-0.5460656" calcext:value-type="float">
            <text:p>-0.5460656</text:p>
          </table:table-cell>
          <table:table-cell table:number-columns-repeated="991"/>
        </table:table-row>
        <table:table-row table:style-name="ro1">
          <table:table-cell table:number-columns-repeated="30"/>
          <table:table-cell table:formula="of:=[.Z45]-[.$Z$32]" office:value-type="float" office:value="-0.875288" calcext:value-type="float">
            <text:p>-0.875288</text:p>
          </table:table-cell>
          <table:table-cell table:formula="of:=[.AA45]-[.$AA$32]" office:value-type="float" office:value="-0.326584" calcext:value-type="float">
            <text:p>-0.326584</text:p>
          </table:table-cell>
          <table:table-cell table:formula="of:=[.$AH$2]*[.AE45]+[.$AH$3]*[.AF45]" office:value-type="float" office:value="-0.5460656" calcext:value-type="float">
            <text:p>-0.5460656</text:p>
          </table:table-cell>
          <table:table-cell table:number-columns-repeated="99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 style:data-style-name="N2" text:time-value="13:06:06.422074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9:37:46.958465172</meta:creation-date>
    <dc:date>2019-01-15T13:38:24.313329100</dc:date>
    <meta:editing-duration>PT3H48M12S</meta:editing-duration>
    <meta:editing-cycles>29</meta:editing-cycles>
    <meta:generator>LibreOffice/5.1.6.2$Linux_X86_64 LibreOffice_project/10m0$Build-2</meta:generator>
    <meta:document-statistic meta:table-count="1" meta:cell-count="685" meta:object-count="0"/>
  </office:meta>
</office:document-meta>
</file>